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882" calcext:value-type="percentage">
            <text:p>28,82%</text:p>
          </table:table-cell>
          <table:table-cell table:style-name="ce3" office:value-type="percentage" office:value="0.0781" calcext:value-type="percentage">
            <text:p>7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73" calcext:value-type="percentage">
            <text:p>47,30%</text:p>
          </table:table-cell>
          <table:table-cell table:style-name="ce3" office:value-type="percentage" office:value="0.4985" calcext:value-type="percentage">
            <text:p>49,85%</text:p>
          </table:table-cell>
          <table:table-cell/>
          <table:table-cell office:value-type="string" calcext:value-type="string">
            <text:p>BK_1</text:p>
          </table:table-cell>
          <table:table-cell office:value-type="float" office:value="0.0949" calcext:value-type="float">
            <text:p>0,0949</text:p>
          </table:table-cell>
          <table:table-cell table:style-name="ce12" office:value-type="float" office:value="0.147" calcext:value-type="float">
            <text:p>0,147</text:p>
          </table:table-cell>
          <table:table-cell/>
          <table:table-cell office:value-type="string" calcext:value-type="string">
            <text:p>BL_1</text:p>
          </table:table-cell>
          <table:table-cell office:value-type="float" office:value="0.0733" calcext:value-type="float">
            <text:p>0,0733</text:p>
          </table:table-cell>
          <table:table-cell table:style-name="ce5" office:value-type="float" office:value="0.03953" calcext:value-type="float">
            <text:p>0,039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14" calcext:value-type="percentage">
            <text:p>23,14%</text:p>
          </table:table-cell>
          <table:table-cell table:style-name="ce3"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952" calcext:value-type="percentage">
            <text:p>79,52%</text:p>
          </table:table-cell>
          <table:table-cell table:style-name="ce3" office:value-type="percentage" office:value="0.8042" calcext:value-type="percentage">
            <text:p>80,42%</text:p>
          </table:table-cell>
          <table:table-cell/>
          <table:table-cell office:value-type="string" calcext:value-type="string">
            <text:p>BK_2</text:p>
          </table:table-cell>
          <table:table-cell office:value-type="float" office:value="153.027" calcext:value-type="float">
            <text:p>153,027</text:p>
          </table:table-cell>
          <table:table-cell table:style-name="ce12" office:value-type="float" office:value="0.1326" calcext:value-type="float">
            <text:p>0,1326</text:p>
          </table:table-cell>
          <table:table-cell/>
          <table:table-cell office:value-type="string" calcext:value-type="string">
            <text:p>BL_2</text:p>
          </table:table-cell>
          <table:table-cell office:value-type="float" office:value="0.013" calcext:value-type="float">
            <text:p>0,013</text:p>
          </table:table-cell>
          <table:table-cell table:style-name="ce5" office:value-type="float" office:value="0.01911" calcext:value-type="float">
            <text:p>0,019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3196" calcext:value-type="percentage">
            <text:p>31,96%</text:p>
          </table:table-cell>
          <table:table-cell table:style-name="ce3" office:value-type="percentage" office:value="0.0777" calcext:value-type="percentage">
            <text:p>7,7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032" calcext:value-type="percentage">
            <text:p>60,32%</text:p>
          </table:table-cell>
          <table:table-cell table:style-name="ce3" office:value-type="percentage" office:value="0.4849" calcext:value-type="percentage">
            <text:p>48,49%</text:p>
          </table:table-cell>
          <table:table-cell/>
          <table:table-cell office:value-type="string" calcext:value-type="string">
            <text:p>BK_3</text:p>
          </table:table-cell>
          <table:table-cell office:value-type="float" office:value="0.199" calcext:value-type="float">
            <text:p>0,199</text:p>
          </table:table-cell>
          <table:table-cell table:style-name="ce12" office:value-type="float" office:value="0.27511" calcext:value-type="float">
            <text:p>0,27511</text:p>
          </table:table-cell>
          <table:table-cell/>
          <table:table-cell office:value-type="string" calcext:value-type="string">
            <text:p>BL_3</text:p>
          </table:table-cell>
          <table:table-cell office:value-type="float" office:value="0.016" calcext:value-type="float">
            <text:p>0,016</text:p>
          </table:table-cell>
          <table:table-cell table:style-name="ce5" office:value-type="float" office:value="0.0151" calcext:value-type="float">
            <text:p>0,0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373" calcext:value-type="percentage">
            <text:p>23,73%</text:p>
          </table:table-cell>
          <table:table-cell table:style-name="ce3" office:value-type="percentage" office:value="0.0461" calcext:value-type="percentage">
            <text:p>4,61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937" calcext:value-type="percentage">
            <text:p>59,37%</text:p>
          </table:table-cell>
          <table:table-cell table:style-name="ce3" office:value-type="percentage" office:value="0.5534" calcext:value-type="percentage">
            <text:p>55,34%</text:p>
          </table:table-cell>
          <table:table-cell/>
          <table:table-cell office:value-type="string" calcext:value-type="string">
            <text:p>BK_4</text:p>
          </table:table-cell>
          <table:table-cell office:value-type="float" office:value="269.87" calcext:value-type="float">
            <text:p>269,87</text:p>
          </table:table-cell>
          <table:table-cell table:style-name="ce12" office:value-type="float" office:value="0.4323" calcext:value-type="float">
            <text:p>0,4323</text:p>
          </table:table-cell>
          <table:table-cell/>
          <table:table-cell office:value-type="string" calcext:value-type="string">
            <text:p>BL_4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0.0024" calcext:value-type="float">
            <text:p>0,00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922" calcext:value-type="percentage">
            <text:p>19,22%</text:p>
          </table:table-cell>
          <table:table-cell table:style-name="ce3" office:value-type="percentage" office:value="0.1239" calcext:value-type="percentage">
            <text:p>12,3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794" calcext:value-type="percentage">
            <text:p>67,94%</text:p>
          </table:table-cell>
          <table:table-cell table:style-name="ce3" office:value-type="percentage" office:value="0.5592" calcext:value-type="percentage">
            <text:p>55,92%</text:p>
          </table:table-cell>
          <table:table-cell/>
          <table:table-cell office:value-type="string" calcext:value-type="string">
            <text:p>BK_5</text:p>
          </table:table-cell>
          <table:table-cell office:value-type="float" office:value="0.4143" calcext:value-type="float">
            <text:p>0,4143</text:p>
          </table:table-cell>
          <table:table-cell table:style-name="ce12" office:value-type="float" office:value="0.3922" calcext:value-type="float">
            <text:p>0,3922</text:p>
          </table:table-cell>
          <table:table-cell/>
          <table:table-cell office:value-type="string" calcext:value-type="string">
            <text:p>BL_5</text:p>
          </table:table-cell>
          <table:table-cell office:value-type="float" office:value="0.0401" calcext:value-type="float">
            <text:p>0,0401</text:p>
          </table:table-cell>
          <table:table-cell table:style-name="ce5" office:value-type="float" office:value="0.003626" calcext:value-type="float">
            <text:p>0,0036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078" calcext:value-type="percentage">
            <text:p>20,78%</text:p>
          </table:table-cell>
          <table:table-cell table:style-name="ce3" office:value-type="percentage" office:value="0.0788" calcext:value-type="percentage">
            <text:p>7,88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794" calcext:value-type="percentage">
            <text:p>57,94%</text:p>
          </table:table-cell>
          <table:table-cell table:style-name="ce3" office:value-type="percentage" office:value="0.4924" calcext:value-type="percentage">
            <text:p>49,24%</text:p>
          </table:table-cell>
          <table:table-cell/>
          <table:table-cell office:value-type="string" calcext:value-type="string">
            <text:p>BK_6</text:p>
          </table:table-cell>
          <table:table-cell office:value-type="float" office:value="84.132" calcext:value-type="float">
            <text:p>84,132</text:p>
          </table:table-cell>
          <table:table-cell table:style-name="ce12" office:value-type="float" office:value="0.11555" calcext:value-type="float">
            <text:p>0,11555</text:p>
          </table:table-cell>
          <table:table-cell/>
          <table:table-cell office:value-type="string" calcext:value-type="string">
            <text:p>BL_6</text:p>
          </table:table-cell>
          <table:table-cell office:value-type="float" office:value="0.0355" calcext:value-type="float">
            <text:p>0,0355</text:p>
          </table:table-cell>
          <table:table-cell table:style-name="ce5" office:value-type="float" office:value="0.0457" calcext:value-type="float">
            <text:p>0,04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882" calcext:value-type="percentage">
            <text:p>18,82%</text:p>
          </table:table-cell>
          <table:table-cell table:style-name="ce9" office:value-type="percentage" office:value="0.1414" calcext:value-type="percentage">
            <text:p>14,1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873" calcext:value-type="percentage">
            <text:p>58,73%</text:p>
          </table:table-cell>
          <table:table-cell table:style-name="ce3" office:value-type="percentage" office:value="0.4782" calcext:value-type="percentage">
            <text:p>47,82%</text:p>
          </table:table-cell>
          <table:table-cell/>
          <table:table-cell office:value-type="string" calcext:value-type="string">
            <text:p>BK_7</text:p>
          </table:table-cell>
          <table:table-cell office:value-type="float" office:value="0.0871" calcext:value-type="float">
            <text:p>0,0871</text:p>
          </table:table-cell>
          <table:table-cell table:style-name="ce12" office:value-type="float" office:value="0.0857" calcext:value-type="float">
            <text:p>0,0857</text:p>
          </table:table-cell>
          <table:table-cell/>
          <table:table-cell office:value-type="string" calcext:value-type="string">
            <text:p>BL_7</text:p>
          </table:table-cell>
          <table:table-cell office:value-type="float" office:value="0.0418" calcext:value-type="float">
            <text:p>0,0418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96" calcext:value-type="percentage">
            <text:p>11,96%</text:p>
          </table:table-cell>
          <table:table-cell table:style-name="ce9" office:value-type="percentage" office:value="0.1392" calcext:value-type="percentage">
            <text:p>13,92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98" calcext:value-type="percentage">
            <text:p>46,98%</text:p>
          </table:table-cell>
          <table:table-cell table:style-name="ce3" office:value-type="percentage" office:value="0.3975" calcext:value-type="percentage">
            <text:p>39,75%</text:p>
          </table:table-cell>
          <table:table-cell/>
          <table:table-cell office:value-type="string" calcext:value-type="string">
            <text:p>BK_8</text:p>
          </table:table-cell>
          <table:table-cell office:value-type="float" office:value="963.6" calcext:value-type="float">
            <text:p>963,6</text:p>
          </table:table-cell>
          <table:table-cell table:style-name="ce12" office:value-type="float" office:value="0.1917" calcext:value-type="float">
            <text:p>0,1917</text:p>
          </table:table-cell>
          <table:table-cell/>
          <table:table-cell office:value-type="string" calcext:value-type="string">
            <text:p>BL_8</text:p>
          </table:table-cell>
          <table:table-cell office:value-type="float" office:value="0.0441" calcext:value-type="float">
            <text:p>0,0441</text:p>
          </table:table-cell>
          <table:table-cell table:style-name="ce5" office:value-type="float" office:value="0.0012" calcext:value-type="float">
            <text:p>0,00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863" calcext:value-type="percentage">
            <text:p>18,63%</text:p>
          </table:table-cell>
          <table:table-cell table:style-name="ce9" office:value-type="percentage" office:value="0.1079" calcext:value-type="percentage">
            <text:p>10,79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table:style-name="ce3" office:value-type="percentage" office:value="0.2539" calcext:value-type="percentage">
            <text:p>25,39%</text:p>
          </table:table-cell>
          <table:table-cell/>
          <table:table-cell office:value-type="string" calcext:value-type="string">
            <text:p>BK_9</text:p>
          </table:table-cell>
          <table:table-cell office:value-type="float" office:value="0.4199" calcext:value-type="float">
            <text:p>0,4199</text:p>
          </table:table-cell>
          <table:table-cell table:style-name="ce12" office:value-type="float" office:value="0.1845" calcext:value-type="float">
            <text:p>0,1845</text:p>
          </table:table-cell>
          <table:table-cell/>
          <table:table-cell office:value-type="string" calcext:value-type="string">
            <text:p>BL_9</text:p>
          </table:table-cell>
          <table:table-cell office:value-type="float" office:value="0.0465" calcext:value-type="float">
            <text:p>0,0465</text:p>
          </table:table-cell>
          <table:table-cell table:style-name="ce5" office:value-type="float" office:value="0.0295" calcext:value-type="float">
            <text:p>0,02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118" calcext:value-type="percentage">
            <text:p>11,18%</text:p>
          </table:table-cell>
          <table:table-cell table:style-name="ce9" office:value-type="percentage" office:value="0.0706" calcext:value-type="percentage">
            <text:p>7,06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349" calcext:value-type="percentage">
            <text:p>63,49%</text:p>
          </table:table-cell>
          <table:table-cell table:style-name="ce3" office:value-type="percentage" office:value="0.5586" calcext:value-type="percentage">
            <text:p>55,86%</text:p>
          </table:table-cell>
          <table:table-cell/>
          <table:table-cell office:value-type="string" calcext:value-type="string">
            <text:p>BK_10</text:p>
          </table:table-cell>
          <table:table-cell office:value-type="float" office:value="0.1237" calcext:value-type="float">
            <text:p>0,1237</text:p>
          </table:table-cell>
          <table:table-cell table:style-name="ce12" office:value-type="float" office:value="0.0971" calcext:value-type="float">
            <text:p>0,0971</text:p>
          </table:table-cell>
          <table:table-cell/>
          <table:table-cell office:value-type="string" calcext:value-type="string">
            <text:p>BL_10</text:p>
          </table:table-cell>
          <table:table-cell office:value-type="float" office:value="46.47" calcext:value-type="float">
            <text:p>46,47</text:p>
          </table:table-cell>
          <table:table-cell table:style-name="ce5" office:value-type="float" office:value="0.05088" calcext:value-type="float">
            <text:p>0,05088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246" calcext:value-type="percentage">
            <text:p>9,25%</text:p>
          </table:table-cell>
          <table:table-cell table:style-name="ce1" table:number-columns-repeated="2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808" calcext:value-type="percentage">
            <text:p>50,81%</text:p>
          </table:table-cell>
          <table:table-cell table:style-name="ce1" table:number-columns-repeated="2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05376" calcext:value-type="float">
            <text:p>0,205376</text:p>
          </table:table-cell>
          <table:table-cell table:style-name="ce1" table:number-columns-repeated="2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210546" calcext:value-type="float">
            <text:p>0,0210546</text:p>
          </table:table-cell>
          <table:table-cell table:style-name="ce1"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842" calcext:value-type="percentage">
            <text:p>48,42%</text:p>
          </table:table-cell>
          <table:table-cell table:style-name="ce3" office:value-type="percentage" office:value="0.4611" calcext:value-type="percentage">
            <text:p>46,11%</text:p>
          </table:table-cell>
          <table:table-cell/>
          <table:table-cell office:value-type="string" calcext:value-type="string">
            <text:p>Liver_1</text:p>
          </table:table-cell>
          <table:table-cell office:value-type="percentage" office:value="0.3078" calcext:value-type="percentage">
            <text:p>30,78%</text:p>
          </table:table-cell>
          <table:table-cell table:style-name="ce3" office:value-type="percentage" office:value="0.2975" calcext:value-type="percentage">
            <text:p>29,75%</text:p>
          </table:table-cell>
          <table:table-cell/>
          <table:table-cell office:value-type="string" calcext:value-type="string">
            <text:p>MB_1</text:p>
          </table:table-cell>
          <table:table-cell office:value-type="float" office:value="0.371" calcext:value-type="float">
            <text:p>0,371</text:p>
          </table:table-cell>
          <table:table-cell table:style-name="ce5" office:value-type="float" office:value="0.393" calcext:value-type="float">
            <text:p>0,393</text:p>
          </table:table-cell>
          <table:table-cell/>
          <table:table-cell office:value-type="string" calcext:value-type="string">
            <text:p>NT_1</text:p>
          </table:table-cell>
          <table:table-cell office:value-type="float" office:value="0.098" calcext:value-type="float">
            <text:p>0,098</text:p>
          </table:table-cell>
          <table:table-cell table:style-name="ce5" office:value-type="float" office:value="0.0957" calcext:value-type="float">
            <text:p>0,09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378" calcext:value-type="percentage">
            <text:p>43,78%</text:p>
          </table:table-cell>
          <table:table-cell office:value-type="percentage" office:value="0.3985" calcext:value-type="percentage">
            <text:p>39,85%</text:p>
          </table:table-cell>
          <table:table-cell/>
          <table:table-cell office:value-type="string" calcext:value-type="string">
            <text:p>Liver_2</text:p>
          </table:table-cell>
          <table:table-cell office:value-type="percentage" office:value="0.2784" calcext:value-type="percentage">
            <text:p>27,84%</text:p>
          </table:table-cell>
          <table:table-cell table:style-name="ce3" office:value-type="percentage" office:value="0.2781" calcext:value-type="percentage">
            <text:p>27,81%</text:p>
          </table:table-cell>
          <table:table-cell/>
          <table:table-cell office:value-type="string" calcext:value-type="string">
            <text:p>MB_2</text:p>
          </table:table-cell>
          <table:table-cell office:value-type="float" office:value="0.7351" calcext:value-type="float">
            <text:p>0,7351</text:p>
          </table:table-cell>
          <table:table-cell table:style-name="ce5" office:value-type="float" office:value="0.6956" calcext:value-type="float">
            <text:p>0,6956</text:p>
          </table:table-cell>
          <table:table-cell/>
          <table:table-cell office:value-type="string" calcext:value-type="string">
            <text:p>NT_2</text:p>
          </table:table-cell>
          <table:table-cell office:value-type="float" office:value="0.0773" calcext:value-type="float">
            <text:p>0,0773</text:p>
          </table:table-cell>
          <table:table-cell table:style-name="ce5" office:value-type="float" office:value="0.0581" calcext:value-type="float">
            <text:p>0,05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3995" calcext:value-type="percentage">
            <text:p>39,95%</text:p>
          </table:table-cell>
          <table:table-cell/>
          <table:table-cell office:value-type="string" calcext:value-type="string">
            <text:p>Liver_3</text:p>
          </table:table-cell>
          <table:table-cell office:value-type="percentage" office:value="0.2951" calcext:value-type="percentage">
            <text:p>29,51%</text:p>
          </table:table-cell>
          <table:table-cell table:style-name="ce3" office:value-type="percentage" office:value="0.2892" calcext:value-type="percentage">
            <text:p>28,92%</text:p>
          </table:table-cell>
          <table:table-cell/>
          <table:table-cell office:value-type="string" calcext:value-type="string">
            <text:p>MB_3</text:p>
          </table:table-cell>
          <table:table-cell office:value-type="float" office:value="0.231" calcext:value-type="float">
            <text:p>0,231</text:p>
          </table:table-cell>
          <table:table-cell table:style-name="ce5" office:value-type="float" office:value="0.2095" calcext:value-type="float">
            <text:p>0,2095</text:p>
          </table:table-cell>
          <table:table-cell/>
          <table:table-cell office:value-type="string" calcext:value-type="string">
            <text:p>NT_3</text:p>
          </table:table-cell>
          <table:table-cell office:value-type="float" office:value="0.1095" calcext:value-type="float">
            <text:p>0,1095</text:p>
          </table:table-cell>
          <table:table-cell table:style-name="ce5" office:value-type="float" office:value="0.1151" calcext:value-type="float">
            <text:p>0,1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3889" calcext:value-type="percentage">
            <text:p>38,89%</text:p>
          </table:table-cell>
          <table:table-cell/>
          <table:table-cell office:value-type="string" calcext:value-type="string">
            <text:p>Liver_4</text:p>
          </table:table-cell>
          <table:table-cell office:value-type="percentage" office:value="0.4539" calcext:value-type="percentage">
            <text:p>45,39%</text:p>
          </table:table-cell>
          <table:table-cell table:style-name="ce3"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MB_4</text:p>
          </table:table-cell>
          <table:table-cell office:value-type="float" office:value="5.741" calcext:value-type="float">
            <text:p>5,741</text:p>
          </table:table-cell>
          <table:table-cell table:style-name="ce5" office:value-type="float" office:value="0.2724" calcext:value-type="float">
            <text:p>0,2724</text:p>
          </table:table-cell>
          <table:table-cell/>
          <table:table-cell office:value-type="string" calcext:value-type="string">
            <text:p>NT_4</text:p>
          </table:table-cell>
          <table:table-cell office:value-type="float" office:value="0.0935" calcext:value-type="float">
            <text:p>0,0935</text:p>
          </table:table-cell>
          <table:table-cell table:style-name="ce5" office:value-type="float" office:value="0.09048" calcext:value-type="float">
            <text:p>0,090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3914" calcext:value-type="percentage">
            <text:p>39,14%</text:p>
          </table:table-cell>
          <table:table-cell/>
          <table:table-cell office:value-type="string" calcext:value-type="string">
            <text:p>Liver_5</text:p>
          </table:table-cell>
          <table:table-cell office:value-type="percentage" office:value="0.3088" calcext:value-type="percentage">
            <text:p>30,88%</text:p>
          </table:table-cell>
          <table:table-cell table:style-name="ce3" office:value-type="percentage" office:value="0.3302" calcext:value-type="percentage">
            <text:p>33,02%</text:p>
          </table:table-cell>
          <table:table-cell/>
          <table:table-cell office:value-type="string" calcext:value-type="string">
            <text:p>MB_5</text:p>
          </table:table-cell>
          <table:table-cell office:value-type="float" office:value="0.5137" calcext:value-type="float">
            <text:p>0,5137</text:p>
          </table:table-cell>
          <table:table-cell table:style-name="ce5" office:value-type="float" office:value="0.4426" calcext:value-type="float">
            <text:p>0,4426</text:p>
          </table:table-cell>
          <table:table-cell/>
          <table:table-cell office:value-type="string" calcext:value-type="string">
            <text:p>NT_5</text:p>
          </table:table-cell>
          <table:table-cell office:value-type="float" office:value="0.1308" calcext:value-type="float">
            <text:p>0,1308</text:p>
          </table:table-cell>
          <table:table-cell table:style-name="ce5" office:value-type="float" office:value="0.1262" calcext:value-type="float">
            <text:p>0,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38" calcext:value-type="percentage">
            <text:p>47,38%</text:p>
          </table:table-cell>
          <table:table-cell office:value-type="percentage" office:value="0.4346" calcext:value-type="percentage">
            <text:p>43,46%</text:p>
          </table:table-cell>
          <table:table-cell/>
          <table:table-cell office:value-type="string" calcext:value-type="string">
            <text:p>Liver_6</text:p>
          </table:table-cell>
          <table:table-cell office:value-type="percentage" office:value="0.2725" calcext:value-type="percentage">
            <text:p>27,25%</text:p>
          </table:table-cell>
          <table:table-cell table:style-name="ce3"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MB_6</text:p>
          </table:table-cell>
          <table:table-cell office:value-type="float" office:value="0.0997" calcext:value-type="float">
            <text:p>0,0997</text:p>
          </table:table-cell>
          <table:table-cell table:style-name="ce5" office:value-type="float" office:value="0.1641" calcext:value-type="float">
            <text:p>0,1641</text:p>
          </table:table-cell>
          <table:table-cell/>
          <table:table-cell office:value-type="string" calcext:value-type="string">
            <text:p>NT_6</text:p>
          </table:table-cell>
          <table:table-cell office:value-type="float" office:value="0.058" calcext:value-type="float">
            <text:p>0,058</text:p>
          </table:table-cell>
          <table:table-cell table:style-name="ce5" office:value-type="float" office:value="0.06369" calcext:value-type="float">
            <text:p>0,063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3871" calcext:value-type="percentage">
            <text:p>38,71%</text:p>
          </table:table-cell>
          <table:table-cell/>
          <table:table-cell office:value-type="string" calcext:value-type="string">
            <text:p>Liver_7</text:p>
          </table:table-cell>
          <table:table-cell office:value-type="percentage" office:value="0.351" calcext:value-type="percentage">
            <text:p>35,10%</text:p>
          </table:table-cell>
          <table:table-cell table:style-name="ce9" office:value-type="percentage" office:value="0.3251" calcext:value-type="percentage">
            <text:p>32,51%</text:p>
          </table:table-cell>
          <table:table-cell/>
          <table:table-cell office:value-type="string" calcext:value-type="string">
            <text:p>MB_7</text:p>
          </table:table-cell>
          <table:table-cell office:value-type="float" office:value="0.38" calcext:value-type="float">
            <text:p>0,38</text:p>
          </table:table-cell>
          <table:table-cell table:style-name="Default" office:value-type="float" office:value="0.6932" calcext:value-type="float">
            <text:p>0,6932</text:p>
          </table:table-cell>
          <table:table-cell/>
          <table:table-cell office:value-type="string" calcext:value-type="string">
            <text:p>NT_7</text:p>
          </table:table-cell>
          <table:table-cell office:value-type="float" office:value="6957.74" calcext:value-type="float">
            <text:p>6957,74</text:p>
          </table:table-cell>
          <table:table-cell table:style-name="ce5" office:value-type="float" office:value="3.8799" calcext:value-type="float">
            <text:p>3,87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3869" calcext:value-type="percentage">
            <text:p>38,69%</text:p>
          </table:table-cell>
          <table:table-cell/>
          <table:table-cell office:value-type="string" calcext:value-type="string">
            <text:p>Liver_8</text:p>
          </table:table-cell>
          <table:table-cell office:value-type="percentage" office:value="0.2618" calcext:value-type="percentage">
            <text:p>26,18%</text:p>
          </table:table-cell>
          <table:table-cell table:style-name="ce9" office:value-type="percentage" office:value="0.2529" calcext:value-type="percentage">
            <text:p>25,29%</text:p>
          </table:table-cell>
          <table:table-cell/>
          <table:table-cell office:value-type="string" calcext:value-type="string">
            <text:p>MB_8</text:p>
          </table:table-cell>
          <table:table-cell office:value-type="float" office:value="372.38" calcext:value-type="float">
            <text:p>372,38</text:p>
          </table:table-cell>
          <table:table-cell table:style-name="ce5" office:value-type="float" office:value="0.5877" calcext:value-type="float">
            <text:p>0,5877</text:p>
          </table:table-cell>
          <table:table-cell/>
          <table:table-cell office:value-type="string" calcext:value-type="string">
            <text:p>NT_8</text:p>
          </table:table-cell>
          <table:table-cell office:value-type="float" office:value="0.0696" calcext:value-type="float">
            <text:p>0,0696</text:p>
          </table:table-cell>
          <table:table-cell table:style-name="ce5" office:value-type="float" office:value="0.1781" calcext:value-type="float">
            <text:p>0,17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792" calcext:value-type="percentage">
            <text:p>47,92%</text:p>
          </table:table-cell>
          <table:table-cell office:value-type="percentage" office:value="0.4043" calcext:value-type="percentage">
            <text:p>40,43%</text:p>
          </table:table-cell>
          <table:table-cell/>
          <table:table-cell office:value-type="string" calcext:value-type="string">
            <text:p>Liver_9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3914" calcext:value-type="percentage">
            <text:p>39,14%</text:p>
          </table:table-cell>
          <table:table-cell/>
          <table:table-cell office:value-type="string" calcext:value-type="string">
            <text:p>MB_9</text:p>
          </table:table-cell>
          <table:table-cell office:value-type="float" office:value="0.3076" calcext:value-type="float">
            <text:p>0,3076</text:p>
          </table:table-cell>
          <table:table-cell table:style-name="ce5" office:value-type="float" office:value="0.2546" calcext:value-type="float">
            <text:p>0,2546</text:p>
          </table:table-cell>
          <table:table-cell/>
          <table:table-cell office:value-type="string" calcext:value-type="string">
            <text:p>NT_9</text:p>
          </table:table-cell>
          <table:table-cell office:value-type="float" office:value="0.107" calcext:value-type="float">
            <text:p>0,107</text:p>
          </table:table-cell>
          <table:table-cell table:style-name="ce5" office:value-type="float" office:value="0.233" calcext:value-type="float">
            <text:p>0,2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93" calcext:value-type="percentage">
            <text:p>39,30%</text:p>
          </table:table-cell>
          <table:table-cell/>
          <table:table-cell office:value-type="string" calcext:value-type="string">
            <text:p>Liver_10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MB_10</text:p>
          </table:table-cell>
          <table:table-cell office:value-type="float" office:value="0.516" calcext:value-type="float">
            <text:p>0,516</text:p>
          </table:table-cell>
          <table:table-cell table:style-name="ce5" office:value-type="float" office:value="0.2559" calcext:value-type="float">
            <text:p>0,2559</text:p>
          </table:table-cell>
          <table:table-cell/>
          <table:table-cell office:value-type="string" calcext:value-type="string">
            <text:p>NT_10</text:p>
          </table:table-cell>
          <table:table-cell office:value-type="float" office:value="0.093" calcext:value-type="float">
            <text:p>0,093</text:p>
          </table:table-cell>
          <table:table-cell table:style-name="ce5" office:value-type="float" office:value="0.08095" calcext:value-type="float">
            <text:p>0,0809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40453" calcext:value-type="percentage">
            <text:p>40,45%</text:p>
          </table:table-cell>
          <table:table-cell/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1868" calcext:value-type="percentage">
            <text:p>31,87%</text:p>
          </table:table-cell>
          <table:table-cell/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39686" calcext:value-type="float">
            <text:p>0,39686</text:p>
          </table:table-cell>
          <table:table-cell/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492122" calcext:value-type="float">
            <text:p>0,492122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95" calcext:value-type="percentage">
            <text:p>10,95%</text:p>
          </table:table-cell>
          <table:table-cell table:style-name="ce3" office:value-type="percentage" office:value="0.1406" calcext:value-type="percentage">
            <text:p>14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711" calcext:value-type="percentage">
            <text:p>17,11%</text:p>
          </table:table-cell>
          <table:table-cell table:style-name="ce3" office:value-type="percentage" office:value="0.1789" calcext:value-type="percentage">
            <text:p>17,89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" calcext:value-type="percentage">
            <text:p>8,10%</text:p>
          </table:table-cell>
          <table:table-cell table:style-name="ce3" office:value-type="percentage" office:value="0.0604" calcext:value-type="percentage">
            <text:p>6,04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589" calcext:value-type="percentage">
            <text:p>15,89%</text:p>
          </table:table-cell>
          <table:table-cell table:style-name="ce3" office:value-type="percentage" office:value="0.1721" calcext:value-type="percentage">
            <text:p>17,21%</text:p>
          </table:table-cell>
          <table:table-cell/>
          <table:table-cell office:value-type="string" calcext:value-type="string">
            <text:p>Quake_1</text:p>
          </table:table-cell>
          <table:table-cell office:value-type="float" office:value="9.394" calcext:value-type="float">
            <text:p>9,394</text:p>
          </table:table-cell>
          <table:table-cell office:value-type="float" office:value="8.62" calcext:value-type="float">
            <text:p>8,62</text:p>
          </table:table-cell>
          <table:table-cell/>
          <table:table-cell office:value-type="string" calcext:value-type="string">
            <text:p>Wankara_1</text:p>
          </table:table-cell>
          <table:table-cell office:value-type="float" office:value="4.1966" calcext:value-type="float">
            <text:p>4,1966</text:p>
          </table:table-cell>
          <table:table-cell office:value-type="float" office:value="0.0725" calcext:value-type="float">
            <text:p>0,07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76" calcext:value-type="percentage">
            <text:p>8,76%</text:p>
          </table:table-cell>
          <table:table-cell table:style-name="ce3" office:value-type="percentage" office:value="0.0364" calcext:value-type="percentage">
            <text:p>3,64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633" calcext:value-type="percentage">
            <text:p>16,33%</text:p>
          </table:table-cell>
          <table:table-cell table:style-name="ce3" office:value-type="percentage" office:value="0.185" calcext:value-type="percentage">
            <text:p>18,50%</text:p>
          </table:table-cell>
          <table:table-cell/>
          <table:table-cell office:value-type="string" calcext:value-type="string">
            <text:p>Quake_2</text:p>
          </table:table-cell>
          <table:table-cell office:value-type="float" office:value="63.98" calcext:value-type="float">
            <text:p>63,98</text:p>
          </table:table-cell>
          <table:table-cell office:value-type="float" office:value="21.93" calcext:value-type="float">
            <text:p>21,93</text:p>
          </table:table-cell>
          <table:table-cell/>
          <table:table-cell office:value-type="string" calcext:value-type="string">
            <text:p>Wankara_2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0496" calcext:value-type="float">
            <text:p>0,04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29" calcext:value-type="percentage">
            <text:p>14,29%</text:p>
          </table:table-cell>
          <table:table-cell table:style-name="ce3" office:value-type="percentage" office:value="0.134" calcext:value-type="percentage">
            <text:p>13,4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7" calcext:value-type="percentage">
            <text:p>7,00%</text:p>
          </table:table-cell>
          <table:table-cell table:style-name="ce3" office:value-type="percentage" office:value="0.1017" calcext:value-type="percentage">
            <text:p>10,17%</text:p>
          </table:table-cell>
          <table:table-cell/>
          <table:table-cell office:value-type="string" calcext:value-type="string">
            <text:p>Quake_3</text:p>
          </table:table-cell>
          <table:table-cell office:value-type="float" office:value="9.22" calcext:value-type="float">
            <text:p>9,22</text:p>
          </table:table-cell>
          <table:table-cell office:value-type="float" office:value="93.94" calcext:value-type="float">
            <text:p>93,94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679" calcext:value-type="float">
            <text:p>0,06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" calcext:value-type="percentage">
            <text:p>8,00%</text:p>
          </table:table-cell>
          <table:table-cell table:style-name="ce3" office:value-type="percentage" office:value="0.1214" calcext:value-type="percentage">
            <text:p>12,14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8" calcext:value-type="percentage">
            <text:p>8,00%</text:p>
          </table:table-cell>
          <table:table-cell table:style-name="ce3" office:value-type="percentage" office:value="0.1256" calcext:value-type="percentage">
            <text:p>12,56%</text:p>
          </table:table-cell>
          <table:table-cell/>
          <table:table-cell office:value-type="string" calcext:value-type="string">
            <text:p>Quake_4</text:p>
          </table:table-cell>
          <table:table-cell office:value-type="float" office:value="87.89" calcext:value-type="float">
            <text:p>87,89</text:p>
          </table:table-cell>
          <table:table-cell office:value-type="float" office:value="7.8177" calcext:value-type="float">
            <text:p>7,8177</text:p>
          </table:table-cell>
          <table:table-cell/>
          <table:table-cell office:value-type="string" calcext:value-type="string">
            <text:p>Wankara_4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949" calcext:value-type="float">
            <text:p>0,09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19" calcext:value-type="percentage">
            <text:p>12,19%</text:p>
          </table:table-cell>
          <table:table-cell table:style-name="ce9" office:value-type="percentage" office:value="0.1255" calcext:value-type="percentage">
            <text:p>12,55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46" calcext:value-type="percentage">
            <text:p>5,46%</text:p>
          </table:table-cell>
          <table:table-cell/>
          <table:table-cell office:value-type="string" calcext:value-type="string">
            <text:p>Quake_5</text:p>
          </table:table-cell>
          <table:table-cell office:value-type="float" office:value="80.72" calcext:value-type="float">
            <text:p>80,72</text:p>
          </table:table-cell>
          <table:table-cell office:value-type="float" office:value="16.2037" calcext:value-type="float">
            <text:p>16,2037</text:p>
          </table:table-cell>
          <table:table-cell/>
          <table:table-cell office:value-type="string" calcext:value-type="string">
            <text:p>Wankara_5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6385" calcext:value-type="float">
            <text:p>0,063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81" calcext:value-type="percentage">
            <text:p>13,81%</text:p>
          </table:table-cell>
          <table:table-cell table:style-name="ce9" office:value-type="percentage" office:value="0.1118" calcext:value-type="percentage">
            <text:p>11,18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22" calcext:value-type="percentage">
            <text:p>7,22%</text:p>
          </table:table-cell>
          <table:table-cell table:number-columns-repeated="2"/>
          <table:table-cell office:value-type="string" calcext:value-type="string">
            <text:p>Quake_6</text:p>
          </table:table-cell>
          <table:table-cell office:value-type="float" office:value="10.821" calcext:value-type="float">
            <text:p>10,821</text:p>
          </table:table-cell>
          <table:table-cell office:value-type="float" office:value="8.21" calcext:value-type="float">
            <text:p>8,21</text:p>
          </table:table-cell>
          <table:table-cell/>
          <table:table-cell office:value-type="string" calcext:value-type="string">
            <text:p>Wankara_6</text:p>
          </table:table-cell>
          <table:table-cell office:value-type="float" office:value="0.045" calcext:value-type="float">
            <text:p>0,045</text:p>
          </table:table-cell>
          <table:table-cell office:value-type="float" office:value="0.0882" calcext:value-type="float">
            <text:p>0,08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657" calcext:value-type="percentage">
            <text:p>6,57%</text:p>
          </table:table-cell>
          <table:table-cell table:style-name="ce9" office:value-type="percentage" office:value="0.1029" calcext:value-type="percentage">
            <text:p>10,29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/>
          <table:table-cell office:value-type="string" calcext:value-type="string">
            <text:p>Quake_7</text:p>
          </table:table-cell>
          <table:table-cell office:value-type="float" office:value="17.617" calcext:value-type="float">
            <text:p>17,617</text:p>
          </table:table-cell>
          <table:table-cell office:value-type="float" office:value="9.685" calcext:value-type="float">
            <text:p>9,685</text:p>
          </table:table-cell>
          <table:table-cell/>
          <table:table-cell office:value-type="string" calcext:value-type="string">
            <text:p>Wankara_7</text:p>
          </table:table-cell>
          <table:table-cell office:value-type="float" office:value="49.124" calcext:value-type="float">
            <text:p>49,124</text:p>
          </table:table-cell>
          <table:table-cell office:value-type="float" office:value="0.0669" calcext:value-type="float">
            <text:p>0,06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895" calcext:value-type="percentage">
            <text:p>8,95%</text:p>
          </table:table-cell>
          <table:table-cell table:style-name="ce9" office:value-type="percentage" office:value="0.0617" calcext:value-type="percentage">
            <text:p>6,1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Quake_8</text:p>
          </table:table-cell>
          <table:table-cell office:value-type="float" office:value="8.86" calcext:value-type="float">
            <text:p>8,86</text:p>
          </table:table-cell>
          <table:table-cell office:value-type="float" office:value="7.537" calcext:value-type="float">
            <text:p>7,537</text:p>
          </table:table-cell>
          <table:table-cell/>
          <table:table-cell office:value-type="string" calcext:value-type="string">
            <text:p>Wankara_8</text:p>
          </table:table-cell>
          <table:table-cell office:value-type="float" office:value="15.4865" calcext:value-type="float">
            <text:p>15,4865</text:p>
          </table:table-cell>
          <table:table-cell office:value-type="float" office:value="0.0697" calcext:value-type="float">
            <text:p>0,06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829" calcext:value-type="percentage">
            <text:p>8,29%</text:p>
          </table:table-cell>
          <table:table-cell table:style-name="ce9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table:number-columns-repeated="2"/>
          <table:table-cell office:value-type="string" calcext:value-type="string">
            <text:p>Quake_9</text:p>
          </table:table-cell>
          <table:table-cell office:value-type="float" office:value="6.676" calcext:value-type="float">
            <text:p>6,676</text:p>
          </table:table-cell>
          <table:table-cell office:value-type="float" office:value="12.41" calcext:value-type="float">
            <text:p>12,41</text:p>
          </table:table-cell>
          <table:table-cell/>
          <table:table-cell office:value-type="string" calcext:value-type="string">
            <text:p>Wankara_9</text:p>
          </table:table-cell>
          <table:table-cell office:value-type="float" office:value="0.917" calcext:value-type="float">
            <text:p>0,91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30:.B39])" office:value-type="percentage" office:value="0.09991" calcext:value-type="percentage">
            <text:p>9,99%</text:p>
          </table:table-cell>
          <table:table-cell table:style-name="ce3" table:formula="of:=AVERAGE([.C30:.C39])" office:value-type="percentage" office:value="0.09687" calcext:value-type="percentage">
            <text:p>9,69%</text:p>
          </table:table-cell>
          <table:table-cell/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136316666666667" calcext:value-type="percentage">
            <text:p>13,63%</text:p>
          </table:table-cell>
          <table:table-cell/>
          <table:table-cell office:value-type="string" calcext:value-type="string">
            <text:p>Quake_10</text:p>
          </table:table-cell>
          <table:table-cell office:value-type="float" office:value="9.2125" calcext:value-type="float">
            <text:p>9,2125</text:p>
          </table:table-cell>
          <table:table-cell office:value-type="float" office:value="7.16" calcext:value-type="float">
            <text:p>7,16</text:p>
          </table:table-cell>
          <table:table-cell/>
          <table:table-cell office:value-type="string" calcext:value-type="string">
            <text:p>Wankara_10</text:p>
          </table:table-cell>
          <table:table-cell office:value-type="float" office:value="0.0287" calcext:value-type="float">
            <text:p>0,028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19.35134" calcext:value-type="float">
            <text:p>19,35134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float" office:value="0.07169375" calcext:value-type="float">
            <text:p>0,07169375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744" calcext:value-type="percentage">
            <text:p>47,44%</text:p>
          </table:table-cell>
          <table:table-cell office:value-type="percentage" office:value="0.3823" calcext:value-type="percentage">
            <text:p>38,23%</text:p>
          </table:table-cell>
          <table:table-cell/>
          <table:table-cell office:value-type="string" calcext:value-type="string">
            <text:p>Heart1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142" calcext:value-type="percentage">
            <text:p>14,20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2147" calcext:value-type="percentage">
            <text:p>21,47%</text:p>
          </table:table-cell>
          <table:table-cell/>
          <table:table-cell office:value-type="string" calcext:value-type="string">
            <text:p>Heart2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0913" calcext:value-type="percentage">
            <text:p>9,13%</text:p>
          </table:table-cell>
          <table:table-cell/>
          <table:table-cell office:value-type="string" calcext:value-type="string">
            <text:p>Laser_1</text:p>
          </table:table-cell>
          <table:table-cell office:value-type="float" office:value="0.265" calcext:value-type="float">
            <text:p>0,265</text:p>
          </table:table-cell>
          <table:table-cell office:value-type="float" office:value="1.3524" calcext:value-type="float">
            <text:p>1,3524</text:p>
          </table:table-cell>
          <table:table-cell/>
          <table:table-cell office:value-type="string" calcext:value-type="string">
            <text:p>Housing_1</text:p>
          </table:table-cell>
          <table:table-cell office:value-type="float" office:value="2086.5" calcext:value-type="float">
            <text:p>2086,5</text:p>
          </table:table-cell>
          <table:table-cell office:value-type="float" office:value="1918.17" calcext:value-type="float">
            <text:p>1918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Heart3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1864" calcext:value-type="percentage">
            <text:p>18,64%</text:p>
          </table:table-cell>
          <table:table-cell/>
          <table:table-cell office:value-type="string" calcext:value-type="string">
            <text:p>Laser_2</text:p>
          </table:table-cell>
          <table:table-cell office:value-type="float" office:value="0.191" calcext:value-type="float">
            <text:p>0,191</text:p>
          </table:table-cell>
          <table:table-cell office:value-type="float" office:value="0.7341" calcext:value-type="float">
            <text:p>0,7341</text:p>
          </table:table-cell>
          <table:table-cell/>
          <table:table-cell office:value-type="string" calcext:value-type="string">
            <text:p>Housing_2</text:p>
          </table:table-cell>
          <table:table-cell office:value-type="float" office:value="1852.72" calcext:value-type="float">
            <text:p>1852,72</text:p>
          </table:table-cell>
          <table:table-cell office:value-type="float" office:value="1354.088" calcext:value-type="float">
            <text:p>1354,0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974" calcext:value-type="percentage">
            <text:p>49,74%</text:p>
          </table:table-cell>
          <table:table-cell office:value-type="percentage" office:value="0.3185" calcext:value-type="percentage">
            <text:p>31,85%</text:p>
          </table:table-cell>
          <table:table-cell/>
          <table:table-cell office:value-type="string" calcext:value-type="string">
            <text:p>Heart4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483" calcext:value-type="percentage">
            <text:p>14,83%</text:p>
          </table:table-cell>
          <table:table-cell/>
          <table:table-cell office:value-type="string" calcext:value-type="string">
            <text:p>Laser_3</text:p>
          </table:table-cell>
          <table:table-cell office:value-type="float" office:value="6.498" calcext:value-type="float">
            <text:p>6,498</text:p>
          </table:table-cell>
          <table:table-cell office:value-type="float" office:value="1.6328" calcext:value-type="float">
            <text:p>1,6328</text:p>
          </table:table-cell>
          <table:table-cell/>
          <table:table-cell office:value-type="string" calcext:value-type="string">
            <text:p>Housing_3</text:p>
          </table:table-cell>
          <table:table-cell office:value-type="float" office:value="1774.25" calcext:value-type="float">
            <text:p>1774,25</text:p>
          </table:table-cell>
          <table:table-cell office:value-type="float" office:value="1249.85" calcext:value-type="float">
            <text:p>1249,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2946" calcext:value-type="percentage">
            <text:p>29,46%</text:p>
          </table:table-cell>
          <table:table-cell/>
          <table:table-cell office:value-type="string" calcext:value-type="string">
            <text:p>Heart5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817" calcext:value-type="percentage">
            <text:p>18,17%</text:p>
          </table:table-cell>
          <table:table-cell/>
          <table:table-cell office:value-type="string" calcext:value-type="string">
            <text:p>Laser_4</text:p>
          </table:table-cell>
          <table:table-cell office:value-type="float" office:value="0.9938" calcext:value-type="float">
            <text:p>0,9938</text:p>
          </table:table-cell>
          <table:table-cell office:value-type="float" office:value="1.60621" calcext:value-type="float">
            <text:p>1,60621</text:p>
          </table:table-cell>
          <table:table-cell/>
          <table:table-cell office:value-type="string" calcext:value-type="string">
            <text:p>Housing_4</text:p>
          </table:table-cell>
          <table:table-cell office:value-type="float" office:value="2749.17" calcext:value-type="float">
            <text:p>2749,17</text:p>
          </table:table-cell>
          <table:table-cell office:value-type="float" office:value="1675.61" calcext:value-type="float">
            <text:p>1675,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761" calcext:value-type="percentage">
            <text:p>37,61%</text:p>
          </table:table-cell>
          <table:table-cell/>
          <table:table-cell office:value-type="string" calcext:value-type="string">
            <text:p>Heart6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157" calcext:value-type="percentage">
            <text:p>21,57%</text:p>
          </table:table-cell>
          <table:table-cell/>
          <table:table-cell office:value-type="string" calcext:value-type="string">
            <text:p>Laser_5</text:p>
          </table:table-cell>
          <table:table-cell office:value-type="float" office:value="6.92" calcext:value-type="float">
            <text:p>6,92</text:p>
          </table:table-cell>
          <table:table-cell office:value-type="float" office:value="1.4848" calcext:value-type="float">
            <text:p>1,4848</text:p>
          </table:table-cell>
          <table:table-cell/>
          <table:table-cell office:value-type="string" calcext:value-type="string">
            <text:p>Housing_5</text:p>
          </table:table-cell>
          <table:table-cell office:value-type="float" office:value="2189.43" calcext:value-type="float">
            <text:p>2189,43</text:p>
          </table:table-cell>
          <table:table-cell office:value-type="float" office:value="2330.43" calcext:value-type="float">
            <text:p>2330,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205" calcext:value-type="percentage">
            <text:p>32,05%</text:p>
          </table:table-cell>
          <table:table-cell office:value-type="percentage" office:value="0.1815" calcext:value-type="percentage">
            <text:p>18,15%</text:p>
          </table:table-cell>
          <table:table-cell/>
          <table:table-cell office:value-type="string" calcext:value-type="string">
            <text:p>Heart7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231" calcext:value-type="percentage">
            <text:p>23,10%</text:p>
          </table:table-cell>
          <table:table-cell/>
          <table:table-cell office:value-type="string" calcext:value-type="string">
            <text:p>Laser_6</text:p>
          </table:table-cell>
          <table:table-cell office:value-type="float" office:value="1.766" calcext:value-type="float">
            <text:p>1,766</text:p>
          </table:table-cell>
          <table:table-cell office:value-type="float" office:value="1.0426" calcext:value-type="float">
            <text:p>1,0426</text:p>
          </table:table-cell>
          <table:table-cell/>
          <table:table-cell office:value-type="string" calcext:value-type="string">
            <text:p>Housing_6</text:p>
          </table:table-cell>
          <table:table-cell office:value-type="float" office:value="2356.16" calcext:value-type="float">
            <text:p>2356,16</text:p>
          </table:table-cell>
          <table:table-cell office:value-type="float" office:value="1786.59" calcext:value-type="float">
            <text:p>1786,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Heart8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1802" calcext:value-type="percentage">
            <text:p>18,02%</text:p>
          </table:table-cell>
          <table:table-cell/>
          <table:table-cell office:value-type="string" calcext:value-type="string">
            <text:p>Laser_7</text:p>
          </table:table-cell>
          <table:table-cell office:value-type="float" office:value="0.3374" calcext:value-type="float">
            <text:p>0,3374</text:p>
          </table:table-cell>
          <table:table-cell office:value-type="float" office:value="1.0426" calcext:value-type="float">
            <text:p>1,0426</text:p>
          </table:table-cell>
          <table:table-cell/>
          <table:table-cell office:value-type="string" calcext:value-type="string">
            <text:p>Housing_7</text:p>
          </table:table-cell>
          <table:table-cell office:value-type="float" office:value="2146.13" calcext:value-type="float">
            <text:p>2146,13</text:p>
          </table:table-cell>
          <table:table-cell office:value-type="float" office:value="1806.5" calcext:value-type="float">
            <text:p>1806,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2362" calcext:value-type="percentage">
            <text:p>23,62%</text:p>
          </table:table-cell>
          <table:table-cell/>
          <table:table-cell office:value-type="string" calcext:value-type="string">
            <text:p>Heart9</text:p>
          </table:table-cell>
          <table:table-cell office:value-type="percentage" office:value="0.3198" calcext:value-type="percentage">
            <text:p>31,98%</text:p>
          </table:table-cell>
          <table:table-cell office:value-type="percentage" office:value="0.1867" calcext:value-type="percentage">
            <text:p>18,67%</text:p>
          </table:table-cell>
          <table:table-cell/>
          <table:table-cell office:value-type="string" calcext:value-type="string">
            <text:p>Laser_8</text:p>
          </table:table-cell>
          <table:table-cell office:value-type="float" office:value="0.3941" calcext:value-type="float">
            <text:p>0,3941</text:p>
          </table:table-cell>
          <table:table-cell office:value-type="float" office:value="1.0322" calcext:value-type="float">
            <text:p>1,0322</text:p>
          </table:table-cell>
          <table:table-cell/>
          <table:table-cell office:value-type="string" calcext:value-type="string">
            <text:p>Housing_8</text:p>
          </table:table-cell>
          <table:table-cell office:value-type="float" office:value="1828.36" calcext:value-type="float">
            <text:p>1828,36</text:p>
          </table:table-cell>
          <table:table-cell office:value-type="float" office:value="1518.68" calcext:value-type="float">
            <text:p>1518,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957" calcext:value-type="percentage">
            <text:p>39,57%</text:p>
          </table:table-cell>
          <table:table-cell/>
          <table:table-cell office:value-type="string" calcext:value-type="string">
            <text:p>Heart10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801" calcext:value-type="percentage">
            <text:p>18,01%</text:p>
          </table:table-cell>
          <table:table-cell/>
          <table:table-cell office:value-type="string" calcext:value-type="string">
            <text:p>Laser_9</text:p>
          </table:table-cell>
          <table:table-cell office:value-type="float" office:value="0.098" calcext:value-type="float">
            <text:p>0,098</text:p>
          </table:table-cell>
          <table:table-cell office:value-type="float" office:value="0.5856" calcext:value-type="float">
            <text:p>0,5856</text:p>
          </table:table-cell>
          <table:table-cell/>
          <table:table-cell office:value-type="string" calcext:value-type="string">
            <text:p>Housing_9</text:p>
          </table:table-cell>
          <table:table-cell office:value-type="float" office:value="2328.79" calcext:value-type="float">
            <text:p>2328,79</text:p>
          </table:table-cell>
          <table:table-cell office:value-type="float" office:value="1716.35" calcext:value-type="float">
            <text:p>1716,3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8626" calcext:value-type="percentage">
            <text:p>28,63%</text:p>
          </table:table-cell>
          <table:table-cell/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434" calcext:value-type="percentage">
            <text:p>17,43%</text:p>
          </table:table-cell>
          <table:table-cell/>
          <table:table-cell office:value-type="string" calcext:value-type="string">
            <text:p>Laser_10</text:p>
          </table:table-cell>
          <table:table-cell office:value-type="float" office:value="0.6149" calcext:value-type="float">
            <text:p>0,6149</text:p>
          </table:table-cell>
          <table:table-cell office:value-type="float" office:value="1.537" calcext:value-type="float">
            <text:p>1,537</text:p>
          </table:table-cell>
          <table:table-cell/>
          <table:table-cell office:value-type="string" calcext:value-type="string">
            <text:p>Housing_10</text:p>
          </table:table-cell>
          <table:table-cell office:value-type="float" office:value="1407.32" calcext:value-type="float">
            <text:p>1407,32</text:p>
          </table:table-cell>
          <table:table-cell office:value-type="float" office:value="1681.24" calcext:value-type="float">
            <text:p>1681,2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1.205031" calcext:value-type="float">
            <text:p>1,20503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1703.7508" calcext:value-type="float">
            <text:p>1703,7508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208" calcext:value-type="percentage">
            <text:p>20,80%</text:p>
          </table:table-cell>
          <table:table-cell/>
          <table:table-cell office:value-type="string" calcext:value-type="string">
            <text:p>Airfoil_1</text:p>
          </table:table-cell>
          <table:table-cell office:value-type="float" office:value="0.242" calcext:value-type="float">
            <text:p>0,242</text:p>
          </table:table-cell>
          <table:table-cell office:value-type="float" office:value="0.4243" calcext:value-type="float">
            <text:p>0,4243</text:p>
          </table:table-cell>
          <table:table-cell/>
          <table:table-cell office:value-type="string" calcext:value-type="string">
            <text:p>Anacalt_1</text:p>
          </table:table-cell>
          <table:table-cell office:value-type="float" office:value="0.0047" calcext:value-type="float">
            <text:p>0,00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475" calcext:value-type="percentage">
            <text:p>4,75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329" calcext:value-type="percentage">
            <text:p>32,90%</text:p>
          </table:table-cell>
          <table:table-cell/>
          <table:table-cell office:value-type="string" calcext:value-type="string">
            <text:p>Airfoil_2</text:p>
          </table:table-cell>
          <table:table-cell office:value-type="float" office:value="0.2369" calcext:value-type="float">
            <text:p>0,2369</text:p>
          </table:table-cell>
          <table:table-cell office:value-type="float" office:value="0.4421" calcext:value-type="float">
            <text:p>0,4421</text:p>
          </table:table-cell>
          <table:table-cell/>
          <table:table-cell office:value-type="string" calcext:value-type="string">
            <text:p>Anacalt_2</text:p>
          </table:table-cell>
          <table:table-cell office:value-type="float" office:value="0.0068" calcext:value-type="float">
            <text:p>0,00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776" calcext:value-type="percentage">
            <text:p>7,76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3204" calcext:value-type="percentage">
            <text:p>32,04%</text:p>
          </table:table-cell>
          <table:table-cell/>
          <table:table-cell office:value-type="string" calcext:value-type="string">
            <text:p>Airfoil_3</text:p>
          </table:table-cell>
          <table:table-cell office:value-type="float" office:value="0.2629" calcext:value-type="float">
            <text:p>0,2629</text:p>
          </table:table-cell>
          <table:table-cell office:value-type="float" office:value="0.49667" calcext:value-type="float">
            <text:p>0,49667</text:p>
          </table:table-cell>
          <table:table-cell/>
          <table:table-cell office:value-type="string" calcext:value-type="string">
            <text:p>Anacalt_3</text:p>
          </table:table-cell>
          <table:table-cell office:value-type="float" office:value="0.00499" calcext:value-type="float">
            <text:p>0,004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3" calcext:value-type="percentage">
            <text:p>9,30%</text:p>
          </table:table-cell>
          <table:table-cell office:value-type="percentage" office:value="0.0698" calcext:value-type="percentage">
            <text:p>6,9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2648" calcext:value-type="percentage">
            <text:p>26,48%</text:p>
          </table:table-cell>
          <table:table-cell/>
          <table:table-cell office:value-type="string" calcext:value-type="string">
            <text:p>Airfoil_4</text:p>
          </table:table-cell>
          <table:table-cell office:value-type="float" office:value="6.074" calcext:value-type="float">
            <text:p>6,074</text:p>
          </table:table-cell>
          <table:table-cell office:value-type="float" office:value="0.4308" calcext:value-type="float">
            <text:p>0,4308</text:p>
          </table:table-cell>
          <table:table-cell/>
          <table:table-cell office:value-type="string" calcext:value-type="string">
            <text:p>Anacalt_4</text:p>
          </table:table-cell>
          <table:table-cell office:value-type="float" office:value="0.0056" calcext:value-type="float">
            <text:p>0,0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78" calcext:value-type="percentage">
            <text:p>7,80%</text:p>
          </table:table-cell>
          <table:table-cell table:style-name="ce3" office:value-type="percentage" office:value="0.0688" calcext:value-type="percentage">
            <text:p>6,88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1724" calcext:value-type="percentage">
            <text:p>17,24%</text:p>
          </table:table-cell>
          <table:table-cell office:value-type="percentage" office:value="0.277" calcext:value-type="percentage">
            <text:p>27,70%</text:p>
          </table:table-cell>
          <table:table-cell/>
          <table:table-cell office:value-type="string" calcext:value-type="string">
            <text:p>Airfoil_5</text:p>
          </table:table-cell>
          <table:table-cell office:value-type="float" office:value="0.4" calcext:value-type="float">
            <text:p>0,4</text:p>
          </table:table-cell>
          <table:table-cell office:value-type="float" office:value="0.4246" calcext:value-type="float">
            <text:p>0,4246</text:p>
          </table:table-cell>
          <table:table-cell/>
          <table:table-cell office:value-type="string" calcext:value-type="string">
            <text:p>Anacalt_5</text:p>
          </table:table-cell>
          <table:table-cell office:value-type="float" office:value="0.00512" calcext:value-type="float">
            <text:p>0,005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table:style-name="ce3" office:value-type="percentage" office:value="0.0492" calcext:value-type="percentage">
            <text:p>4,92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227" calcext:value-type="percentage">
            <text:p>22,27%</text:p>
          </table:table-cell>
          <table:table-cell/>
          <table:table-cell office:value-type="string" calcext:value-type="string">
            <text:p>Airfoil_6</text:p>
          </table:table-cell>
          <table:table-cell office:value-type="float" office:value="0.1843" calcext:value-type="float">
            <text:p>0,1843</text:p>
          </table:table-cell>
          <table:table-cell office:value-type="float" office:value="0.3925" calcext:value-type="float">
            <text:p>0,3925</text:p>
          </table:table-cell>
          <table:table-cell/>
          <table:table-cell office:value-type="string" calcext:value-type="string">
            <text:p>Anacalt_6</text:p>
          </table:table-cell>
          <table:table-cell office:value-type="float" office:value="0.004" calcext:value-type="float">
            <text:p>0,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317" calcext:value-type="percentage">
            <text:p>13,17%</text:p>
          </table:table-cell>
          <table:table-cell table:style-name="ce3" office:value-type="percentage" office:value="0.045" calcext:value-type="percentage">
            <text:p>4,50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4467" calcext:value-type="percentage">
            <text:p>44,67%</text:p>
          </table:table-cell>
          <table:table-cell/>
          <table:table-cell office:value-type="string" calcext:value-type="string">
            <text:p>Airfoil_7</text:p>
          </table:table-cell>
          <table:table-cell office:value-type="float" office:value="0.2355" calcext:value-type="float">
            <text:p>0,2355</text:p>
          </table:table-cell>
          <table:table-cell office:value-type="float" office:value="0.4595" calcext:value-type="float">
            <text:p>0,4595</text:p>
          </table:table-cell>
          <table:table-cell/>
          <table:table-cell office:value-type="string" calcext:value-type="string">
            <text:p>Anacalt_7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58" calcext:value-type="percentage">
            <text:p>7,58%</text:p>
          </table:table-cell>
          <table:table-cell table:style-name="ce3" office:value-type="percentage" office:value="0.0854" calcext:value-type="percentage">
            <text:p>8,54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3497" calcext:value-type="percentage">
            <text:p>34,97%</text:p>
          </table:table-cell>
          <table:table-cell/>
          <table:table-cell office:value-type="string" calcext:value-type="string">
            <text:p>Airfoil_8</text:p>
          </table:table-cell>
          <table:table-cell office:value-type="float" office:value="0.5864" calcext:value-type="float">
            <text:p>0,5864</text:p>
          </table:table-cell>
          <table:table-cell office:value-type="float" office:value="0.4485" calcext:value-type="float">
            <text:p>0,4485</text:p>
          </table:table-cell>
          <table:table-cell/>
          <table:table-cell office:value-type="string" calcext:value-type="string">
            <text:p>Anacalt_8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style-name="ce3" office:value-type="percentage" office:value="0.0663" calcext:value-type="percentage">
            <text:p>6,6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2722" calcext:value-type="percentage">
            <text:p>27,22%</text:p>
          </table:table-cell>
          <table:table-cell/>
          <table:table-cell office:value-type="string" calcext:value-type="string">
            <text:p>Airfoil_9</text:p>
          </table:table-cell>
          <table:table-cell office:value-type="float" office:value="0.2233" calcext:value-type="float">
            <text:p>0,2233</text:p>
          </table:table-cell>
          <table:table-cell office:value-type="float" office:value="0.5168" calcext:value-type="float">
            <text:p>0,5168</text:p>
          </table:table-cell>
          <table:table-cell/>
          <table:table-cell office:value-type="string" calcext:value-type="string">
            <text:p>Anacalt_9</text:p>
          </table:table-cell>
          <table:table-cell office:value-type="float" office:value="0.006" calcext:value-type="float">
            <text:p>0,0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35" calcext:value-type="percentage">
            <text:p>9,35%</text:p>
          </table:table-cell>
          <table:table-cell table:style-name="ce3" office:value-type="percentage" office:value="0.0422" calcext:value-type="percentage">
            <text:p>4,22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934" calcext:value-type="percentage">
            <text:p>29,34%</text:p>
          </table:table-cell>
          <table:table-cell/>
          <table:table-cell office:value-type="string" calcext:value-type="string">
            <text:p>Airfoil_10</text:p>
          </table:table-cell>
          <table:table-cell office:value-type="float" office:value="0.1751" calcext:value-type="float">
            <text:p>0,1751</text:p>
          </table:table-cell>
          <table:table-cell table:number-columns-repeated="2"/>
          <table:table-cell office:value-type="string" calcext:value-type="string">
            <text:p>Anacalt_10</text:p>
          </table:table-cell>
          <table:table-cell office:value-type="float" office:value="0.005" calcext:value-type="float">
            <text:p>0,005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6085" calcext:value-type="percentage">
            <text:p>6,09%</text:p>
          </table:table-cell>
          <table:table-cell/>
          <table:table-cell table:style-name="ce1"/>
          <table:table-cell table:style-name="ce3" table:formula="of:=AVERAGE([.F59:.F68])" office:value-type="percentage" office:value="0.21343" calcext:value-type="percentage">
            <text:p>21,34%</text:p>
          </table:table-cell>
          <table:table-cell table:style-name="ce3" table:formula="of:=AVERAGE([.G59:.G68])" office:value-type="percentage" office:value="0.29839" calcext:value-type="percentage">
            <text:p>29,84%</text:p>
          </table:table-cell>
          <table:table-cell/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448418888888889" calcext:value-type="float">
            <text:p>0,448418888888889</text:p>
          </table:table-cell>
          <table:table-cell/>
          <table:table-cell table:style-name="ce1"/>
          <table:table-cell table:style-name="ce5" table:formula="of:=AVERAGE([.N59:.N68])" office:value-type="float" office:value="0.005181" calcext:value-type="float">
            <text:p>0,005181</text:p>
          </table:table-cell>
          <table:table-cell table:style-name="ce5" table:formula="of:=AVERAGE([.O59:.O6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456" calcext:value-type="percentage">
            <text:p>34,56%</text:p>
          </table:table-cell>
          <table:table-cell office:value-type="percentage" office:value="0.2436" calcext:value-type="percentage">
            <text:p>24,36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84" calcext:value-type="percentage">
            <text:p>8,40%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4344" calcext:value-type="float">
            <text:p>0,4344</text:p>
          </table:table-cell>
          <table:table-cell office:value-type="float" office:value="0.249" calcext:value-type="float">
            <text:p>0,249</text:p>
          </table:table-cell>
          <table:table-cell/>
          <table:table-cell office:value-type="string" calcext:value-type="string">
            <text:p>PY_1</text:p>
          </table:table-cell>
          <table:table-cell office:value-type="float" office:value="1459.86" calcext:value-type="float">
            <text:p>1459,86</text:p>
          </table:table-cell>
          <table:table-cell office:value-type="float" office:value="0.796" calcext:value-type="float">
            <text:p>0,7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2666" calcext:value-type="percentage">
            <text:p>26,66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87" calcext:value-type="percentage">
            <text:p>8,87%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1.178" calcext:value-type="float">
            <text:p>1,178</text:p>
          </table:table-cell>
          <table:table-cell office:value-type="float" office:value="0.2659" calcext:value-type="float">
            <text:p>0,2659</text:p>
          </table:table-cell>
          <table:table-cell/>
          <table:table-cell office:value-type="string" calcext:value-type="string">
            <text:p>PY_2</text:p>
          </table:table-cell>
          <table:table-cell office:value-type="float" office:value="17.4129" calcext:value-type="float">
            <text:p>17,4129</text:p>
          </table:table-cell>
          <table:table-cell office:value-type="float" office:value="0.085" calcext:value-type="float">
            <text:p>0,0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595" calcext:value-type="percentage">
            <text:p>25,95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385" calcext:value-type="percentage">
            <text:p>3,85%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0.7268" calcext:value-type="float">
            <text:p>0,7268</text:p>
          </table:table-cell>
          <table:table-cell office:value-type="float" office:value="0.3847" calcext:value-type="float">
            <text:p>0,3847</text:p>
          </table:table-cell>
          <table:table-cell/>
          <table:table-cell office:value-type="string" calcext:value-type="string">
            <text:p>PY_3</text:p>
          </table:table-cell>
          <table:table-cell office:value-type="float" office:value="403" calcext:value-type="float">
            <text:p>403</text:p>
          </table:table-cell>
          <table:table-cell office:value-type="float" office:value="0.0532" calcext:value-type="float">
            <text:p>0,05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2401" calcext:value-type="percentage">
            <text:p>24,01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035" calcext:value-type="percentage">
            <text:p>0,35%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0.5927" calcext:value-type="float">
            <text:p>0,5927</text:p>
          </table:table-cell>
          <table:table-cell office:value-type="float" office:value="0.3915" calcext:value-type="float">
            <text:p>0,3915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843" calcext:value-type="float">
            <text:p>0,0843</text:p>
          </table:table-cell>
          <table:table-cell office:value-type="float" office:value="0.041" calcext:value-type="float">
            <text:p>0,0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1752" calcext:value-type="percentage">
            <text:p>17,52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5392" calcext:value-type="float">
            <text:p>0,5392</text:p>
          </table:table-cell>
          <table:table-cell office:value-type="float" office:value="0.2432" calcext:value-type="float">
            <text:p>0,2432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206.09" calcext:value-type="float">
            <text:p>206,09</text:p>
          </table:table-cell>
          <table:table-cell office:value-type="float" office:value="0.0701" calcext:value-type="float">
            <text:p>0,07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407" calcext:value-type="percentage">
            <text:p>24,07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83" calcext:value-type="percentage">
            <text:p>5,83%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123.069" calcext:value-type="float">
            <text:p>123,069</text:p>
          </table:table-cell>
          <table:table-cell office:value-type="float" office:value="0.244" calcext:value-type="float">
            <text:p>0,244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217.536" calcext:value-type="float">
            <text:p>217,536</text:p>
          </table:table-cell>
          <table:table-cell office:value-type="float" office:value="0.3308" calcext:value-type="float">
            <text:p>0,33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598" calcext:value-type="percentage">
            <text:p>5,98%</text:p>
          </table:table-cell>
          <table:table-cell/>
          <table:table-cell office:value-type="string" calcext:value-type="string">
            <text:p>FA_7</text:p>
          </table:table-cell>
          <table:table-cell office:value-type="float" office:value="0.3325" calcext:value-type="float">
            <text:p>0,3325</text:p>
          </table:table-cell>
          <table:table-cell office:value-type="float" office:value="0.1842" calcext:value-type="float">
            <text:p>0,1842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787.578" calcext:value-type="float">
            <text:p>787,578</text:p>
          </table:table-cell>
          <table:table-cell office:value-type="float" office:value="0.0691" calcext:value-type="float">
            <text:p>0,06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855" calcext:value-type="percentage">
            <text:p>28,5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FA_8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3148" calcext:value-type="float">
            <text:p>0,3148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41" calcext:value-type="float">
            <text:p>0,0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47" calcext:value-type="percentage">
            <text:p>39,47%</text:p>
          </table:table-cell>
          <table:table-cell office:value-type="percentage" office:value="0.2431" calcext:value-type="percentage">
            <text:p>24,31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51" calcext:value-type="percentage">
            <text:p>5,10%</text:p>
          </table:table-cell>
          <table:table-cell/>
          <table:table-cell office:value-type="string" calcext:value-type="string">
            <text:p>FA_9</text:p>
          </table:table-cell>
          <table:table-cell office:value-type="float" office:value="0.4127" calcext:value-type="float">
            <text:p>0,4127</text:p>
          </table:table-cell>
          <table:table-cell office:value-type="float" office:value="0.201" calcext:value-type="float">
            <text:p>0,201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274.7858" calcext:value-type="float">
            <text:p>274,7858</text:p>
          </table:table-cell>
          <table:table-cell office:value-type="float" office:value="0.1397" calcext:value-type="float">
            <text:p>0,13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08" calcext:value-type="percentage">
            <text:p>8,08%</text:p>
          </table:table-cell>
          <table:table-cell/>
          <table:table-cell office:value-type="string" calcext:value-type="string">
            <text:p>FA_10</text:p>
          </table:table-cell>
          <table:table-cell office:value-type="float" office:value="0.5161" calcext:value-type="float">
            <text:p>0,5161</text:p>
          </table:table-cell>
          <table:table-cell office:value-type="float" office:value="0.312" calcext:value-type="float">
            <text:p>0,312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820.8" calcext:value-type="float">
            <text:p>820,8</text:p>
          </table:table-cell>
          <table:table-cell office:value-type="float" office:value="0.1387" calcext:value-type="float">
            <text:p>0,1387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396" calcext:value-type="percentage">
            <text:p>24,40%</text:p>
          </table:table-cell>
          <table:table-cell/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072" calcext:value-type="percentage">
            <text:p>6,07%</text:p>
          </table:table-cell>
          <table:table-cell/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27903" calcext:value-type="float">
            <text:p>0,27903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7646" calcext:value-type="float">
            <text:p>0,1764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6233" calcext:value-type="percentage">
            <text:p>62,33%</text:p>
          </table:table-cell>
          <table:table-cell office:value-type="percentage" office:value="0.5533" calcext:value-type="percentage">
            <text:p>55,3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1</text:p>
          </table:table-cell>
          <table:table-cell office:value-type="float" office:value="1.61" calcext:value-type="float">
            <text:p>1,61</text:p>
          </table:table-cell>
          <table:table-cell office:value-type="float" office:value="0.7873" calcext:value-type="float">
            <text:p>0,7873</text:p>
          </table:table-cell>
          <table:table-cell/>
          <table:table-cell office:value-type="string" calcext:value-type="string">
            <text:p>Abalone_1</text:p>
          </table:table-cell>
          <table:table-cell office:value-type="float" office:value="1410.497" calcext:value-type="float">
            <text:p>1410,4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6052" calcext:value-type="percentage">
            <text:p>60,52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924" calcext:value-type="percentage">
            <text:p>19,24%</text:p>
          </table:table-cell>
          <table:table-cell/>
          <table:table-cell office:value-type="string" calcext:value-type="string">
            <text:p>Concrete_2</text:p>
          </table:table-cell>
          <table:table-cell office:value-type="float" office:value="129.8627" calcext:value-type="float">
            <text:p>129,8627</text:p>
          </table:table-cell>
          <table:table-cell office:value-type="float" office:value="0.6762" calcext:value-type="float">
            <text:p>0,6762</text:p>
          </table:table-cell>
          <table:table-cell/>
          <table:table-cell office:value-type="string" calcext:value-type="string">
            <text:p>Abalone_2</text:p>
          </table:table-cell>
          <table:table-cell office:value-type="float" office:value="1732.15" calcext:value-type="float">
            <text:p>1732,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6322" calcext:value-type="percentage">
            <text:p>63,22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353" calcext:value-type="percentage">
            <text:p>23,53%</text:p>
          </table:table-cell>
          <table:table-cell/>
          <table:table-cell office:value-type="string" calcext:value-type="string">
            <text:p>Concrete_3</text:p>
          </table:table-cell>
          <table:table-cell office:value-type="float" office:value="1.1578" calcext:value-type="float">
            <text:p>1,1578</text:p>
          </table:table-cell>
          <table:table-cell office:value-type="float" office:value="0.6959" calcext:value-type="float">
            <text:p>0,6959</text:p>
          </table:table-cell>
          <table:table-cell/>
          <table:table-cell office:value-type="string" calcext:value-type="string">
            <text:p>Abalone_3</text:p>
          </table:table-cell>
          <table:table-cell office:value-type="float" office:value="3487.39" calcext:value-type="float">
            <text:p>3487,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84" calcext:value-type="percentage">
            <text:p>58,40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3154" calcext:value-type="percentage">
            <text:p>31,54%</text:p>
          </table:table-cell>
          <table:table-cell/>
          <table:table-cell office:value-type="string" calcext:value-type="string">
            <text:p>Concrete_4</text:p>
          </table:table-cell>
          <table:table-cell office:value-type="float" office:value="1.027" calcext:value-type="float">
            <text:p>1,027</text:p>
          </table:table-cell>
          <table:table-cell table:number-columns-repeated="2"/>
          <table:table-cell office:value-type="string" calcext:value-type="string">
            <text:p>Abalone_4</text:p>
          </table:table-cell>
          <table:table-cell office:value-type="float" office:value="2490.21" calcext:value-type="float">
            <text:p>2490,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5987" calcext:value-type="percentage">
            <text:p>59,87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2962" calcext:value-type="percentage">
            <text:p>29,62%</text:p>
          </table:table-cell>
          <table:table-cell office:value-type="percentage" office:value="0.2937" calcext:value-type="percentage">
            <text:p>29,37%</text:p>
          </table:table-cell>
          <table:table-cell/>
          <table:table-cell office:value-type="string" calcext:value-type="string">
            <text:p>Concrete_5</text:p>
          </table:table-cell>
          <table:table-cell office:value-type="float" office:value="1.715" calcext:value-type="float">
            <text:p>1,715</text:p>
          </table:table-cell>
          <table:table-cell table:number-columns-repeated="2"/>
          <table:table-cell office:value-type="string" calcext:value-type="string">
            <text:p>Abalone_5</text:p>
          </table:table-cell>
          <table:table-cell office:value-type="float" office:value="2297.92" calcext:value-type="float">
            <text:p>2297,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967" calcext:value-type="percentage">
            <text:p>59,67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3133" calcext:value-type="percentage">
            <text:p>31,33%</text:p>
          </table:table-cell>
          <table:table-cell/>
          <table:table-cell office:value-type="string" calcext:value-type="string">
            <text:p>Concrete_6</text:p>
          </table:table-cell>
          <table:table-cell office:value-type="float" office:value="1.4384" calcext:value-type="float">
            <text:p>1,4384</text:p>
          </table:table-cell>
          <table:table-cell table:number-columns-repeated="2"/>
          <table:table-cell office:value-type="string" calcext:value-type="string">
            <text:p>Abalone_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6127" calcext:value-type="percentage">
            <text:p>61,27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93" calcext:value-type="percentage">
            <text:p>29,30%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office:value-type="float" office:value="1.3019" calcext:value-type="float">
            <text:p>1,3019</text:p>
          </table:table-cell>
          <table:table-cell table:number-columns-repeated="2"/>
          <table:table-cell office:value-type="string" calcext:value-type="string">
            <text:p>Abalone_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6313" calcext:value-type="percentage">
            <text:p>63,13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2457" calcext:value-type="percentage">
            <text:p>24,57%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office:value-type="float" office:value="1.166" calcext:value-type="float">
            <text:p>1,166</text:p>
          </table:table-cell>
          <table:table-cell table:number-columns-repeated="2"/>
          <table:table-cell office:value-type="string" calcext:value-type="string">
            <text:p>Abalone_8</text:p>
          </table:table-cell>
          <table:table-cell office:value-type="float" office:value="2085.57" calcext:value-type="float">
            <text:p>2085,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67" calcext:value-type="percentage">
            <text:p>62,67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296" calcext:value-type="percentage">
            <text:p>22,96%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office:value-type="float" office:value="0.9609" calcext:value-type="float">
            <text:p>0,9609</text:p>
          </table:table-cell>
          <table:table-cell table:number-columns-repeated="2"/>
          <table:table-cell office:value-type="string" calcext:value-type="string">
            <text:p>Abalone_9</text:p>
          </table:table-cell>
          <table:table-cell office:value-type="float" office:value="3027.87" calcext:value-type="float">
            <text:p>3027,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467" calcext:value-type="percentage">
            <text:p>64,67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2936" calcext:value-type="percentage">
            <text:p>29,36%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office:value-type="float" office:value="1.2596" calcext:value-type="float">
            <text:p>1,2596</text:p>
          </table:table-cell>
          <table:table-cell table:number-columns-repeated="2"/>
          <table:table-cell office:value-type="string" calcext:value-type="string">
            <text:p>Abalone_10</text:p>
          </table:table-cell>
          <table:table-cell office:value-type="float" office:value="2250.16" calcext:value-type="float">
            <text:p>2250,1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5969" calcext:value-type="percentage">
            <text:p>59,69%</text:p>
          </table:table-cell>
          <table:table-cell/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613" calcext:value-type="percentage">
            <text:p>26,13%</text:p>
          </table:table-cell>
          <table:table-cell/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198" calcext:value-type="float">
            <text:p>0,7198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1946" calcext:value-type="percentage">
            <text:p>19,46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2"/>
          <table:table-cell/>
          <table:table-cell office:value-type="string" calcext:value-type="string">
            <text:p>Circular_1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357" calcext:value-type="percentage">
            <text:p>13,57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36" calcext:value-type="percentage">
            <text:p>5,36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2"/>
          <table:table-cell/>
          <table:table-cell office:value-type="string" calcext:value-type="string">
            <text:p>Circular_2</text:p>
          </table:table-cell>
          <table:table-cell table:style-name="ce2" office:value-type="percentage" office:value="0.0713" calcext:value-type="percentage">
            <text:p>7,1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1686" calcext:value-type="percentage">
            <text:p>16,86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244" calcext:value-type="percentage">
            <text:p>12,44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2"/>
          <table:table-cell/>
          <table:table-cell office:value-type="string" calcext:value-type="string">
            <text:p>Circular_3</text:p>
          </table:table-cell>
          <table:table-cell table:style-name="ce2" office:value-type="percentage" office:value="0.0903" calcext:value-type="percentage">
            <text:p>9,0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08" calcext:value-type="percentage">
            <text:p>15,08%</text:p>
          </table:table-cell>
          <table:table-cell office:value-type="percentage" office:value="0.0702" calcext:value-type="percentage">
            <text:p>7,02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482" calcext:value-type="percentage">
            <text:p>4,82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2"/>
          <table:table-cell/>
          <table:table-cell office:value-type="string" calcext:value-type="string">
            <text:p>Circular_4</text:p>
          </table:table-cell>
          <table:table-cell table:style-name="ce2" office:value-type="percentage" office:value="0.0897" calcext:value-type="percentage">
            <text:p>8,9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2"/>
          <table:table-cell/>
          <table:table-cell office:value-type="string" calcext:value-type="string">
            <text:p>Circular_5</text:p>
          </table:table-cell>
          <table:table-cell table:style-name="ce2" office:value-type="percentage" office:value="0.0593" calcext:value-type="percentage">
            <text:p>5,9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039" calcext:value-type="percentage">
            <text:p>10,3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65" calcext:value-type="percentage">
            <text:p>5,65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2"/>
          <table:table-cell/>
          <table:table-cell office:value-type="string" calcext:value-type="string">
            <text:p>Circular_6</text:p>
          </table:table-cell>
          <table:table-cell table:style-name="ce2" office:value-type="percentage" office:value="0.073" calcext:value-type="percentage">
            <text:p>7,3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63" calcext:value-type="percentage">
            <text:p>12,63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0881" calcext:value-type="percentage">
            <text:p>8,81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/>
          <table:table-cell office:value-type="string" calcext:value-type="string">
            <text:p>Circular_7</text:p>
          </table:table-cell>
          <table:table-cell table:style-name="ce2" office:value-type="percentage" office:value="0.0857" calcext:value-type="percentage">
            <text:p>8,5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95" calcext:value-type="percentage">
            <text:p>18,95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976" calcext:value-type="percentage">
            <text:p>9,76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2"/>
          <table:table-cell/>
          <table:table-cell office:value-type="string" calcext:value-type="string">
            <text:p>Circular_8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386" calcext:value-type="percentage">
            <text:p>13,86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2"/>
          <table:table-cell/>
          <table:table-cell office:value-type="string" calcext:value-type="string">
            <text:p>Circular_9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49" calcext:value-type="percentage">
            <text:p>6,49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655" calcext:value-type="percentage">
            <text:p>6,55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2"/>
          <table:table-cell/>
          <table:table-cell office:value-type="string" calcext:value-type="string">
            <text:p>Circular_10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38416666666667" calcext:value-type="percentage">
            <text:p>13,84%</text:p>
          </table:table-cell>
          <table:table-cell/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N99:.N108])" office:value-type="percentage" office:value="0.076325" calcext:value-type="percentage">
            <text:p>7,63%</text:p>
          </table:table-cell>
          <table:table-cell table:style-name="ce3" table:formula="of:=AVERAGE([.O99:.O10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33" calcext:value-type="percentage">
            <text:p>2,3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4" calcext:value-type="percentage">
            <text:p>3,40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93" calcext:value-type="percentage">
            <text:p>3,9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12:.B121])" office:value-type="percentage" office:value="0.0322" calcext:value-type="percentage">
            <text:p>3,22%</text:p>
          </table:table-cell>
          <table:table-cell table:style-name="ce3" table:formula="of:=AVERAGE([.C112:.C121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2:12:19.77448227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02T07:07:59.862853929</dc:date>
    <meta:editing-duration>P6DT9H32M7S</meta:editing-duration>
    <meta:editing-cycles>1134</meta:editing-cycles>
    <meta:generator>LibreOffice/7.0.2.2$Linux_X86_64 LibreOffice_project/00$Build-2</meta:generator>
    <meta:document-statistic meta:table-count="1" meta:cell-count="1055" meta:object-count="0"/>
  </office:meta>
</office:document-meta>
</file>